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2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13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4" style:family="paragraph" style:parent-style-name="Table_20_Contents">
      <style:text-properties officeooo:paragraph-rsid="00256685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officeooo:rsid="002f06a1" officeooo:paragraph-rsid="002f06a1"/>
    </style:style>
    <style:style style:name="P17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56685"/>
    </style:style>
    <style:style style:name="P1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officeooo:rsid="00ddbb8b"/>
    </style:style>
    <style:style style:name="T8" style:family="text">
      <style:text-properties fo:color="#000000" officeooo:rsid="002cecd1"/>
    </style:style>
    <style:style style:name="T9" style:family="text">
      <style:text-properties officeooo:rsid="013d0498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f06a1" fo:background-color="#ffffff" loext:char-shading-value="0"/>
    </style:style>
    <style:style style:name="T12" style:family="text">
      <style:text-properties officeooo:rsid="0022f10e"/>
    </style:style>
    <style:style style:name="T13" style:family="text">
      <style:text-properties officeooo:rsid="0042f57a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30c6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1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2"><draw:image xlink:href="Pictures/100000000000024A000003FEC6157559.jpg" xlink:type="simple" xlink:show="embed" xlink:actuate="onLoad"/></draw:frame></text:p>
      <text:p text:style-name="Standard"/>
      <text:p text:style-name="Standard"/>
      <text:p text:style-name="P9">Declaração De Matrícula</text:p>
      <text:p text:style-name="P8"/>
      <text:p text:style-name="P17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Name)}">${lang.pt(curricularPlanInformation.degreeName)}</text:text-input> no ano letivo de <text:text-input text:description="${registration.startExecutionYear.name}">${registration.startExecutionYear.name}</text:text-input>.</text:p>
      <text:p text:style-name="P5"/>
      <text:p text:style-name="P14"><text:text-input text:description="[#if serviceRequest.documentPurposeType??]">[#if serviceRequest.documentPurposeType??]</text:text-input></text:p>
      <text:p text:style-name="P12"><text:text-input text:description="[#if serviceRequest.documentPurposeType == &quot;FAMILY_ALLOWANCE&quot;]">[#if serviceRequest.documentPurposeType == "FAMILY_ALLOWANCE"]</text:text-input><text:span text:style-name="T3">Est</text:span><text:span text:style-name="T4">a declaração</text:span><text:span text:style-name="T3"> </text:span><text:span text:style-name="T5">serve como comprovativo</text:span><text:span text:style-name="T3"> para recebimento de abono de família.</text:span><text:text-input text:description="[#elseif serviceRequest.documentPurposeType == &quot;PPRE&quot;]">[#elseif serviceRequest.documentPurposeType == "PPRE"]</text:text-input><text:span text:style-name="T6">Est</text:span><text:span text:style-name="T4">a declaração</text:span><text:span text:style-name="T6"> </text:span><text:span text:style-name="T5">serve como comprovativo</text:span><text:span text:style-name="T6"> 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<text:span text:style-name="T3"> <text:s/></text:span><text:text-input text:description="[#elseif serviceRequest.documentPurposeType == &quot;MILITARY&quot;]">[#elseif serviceRequest.documentPurposeType == "MILITARY"]</text:text-input><text:span text:style-name="T3"> <text:s/></text:span><text:text-input text:description="[#elseif serviceRequest.documentPurposeType == &quot;PROFESSIONAL&quot;]">[#elseif serviceRequest.documentPurposeType == "PROFESSIONAL"]</text:text-input><text:span text:style-name="T3"> <text:s/></text:span><text:text-input text:description="[#elseif serviceRequest.documentPurposeType == &quot;STUDY_SCHOLARSHIP&quot;]">[#elseif serviceRequest.documentPurposeType == "STUDY_SCHOLARSHIP"]</text:text-input><text:span text:style-name="T3"> <text:s/></text:span><text:text-input text:description="[#elseif serviceRequest.documentPurposeType == &quot;OTHER&quot;]">[#elseif serviceRequest.documentPurposeType == "OTHER"]</text:text-input><text:span text:style-name="T3"> </text:span><text:text-input text:description="${serviceRequest.otherDocumentPurposeTypeDescription}">${serviceRequest.otherDocumentPurposeTypeDescription}</text:text-input><text:span text:style-name="T3"> </text:span><text:text-input text:description="[/#if]">[/#if]</text:text-input></text:p>
      <text:p text:style-name="P12"/>
      <text:p text:style-name="P14"><text:text-input text:description="[/#if]">[/#if]</text:text-input></text:p>
      <text:p text:style-name="P12"/>
      <text:p text:style-name="P12"><text:span text:style-name="T7">Faculdade de </text:span><text:span text:style-name="T8">Farmácia</text:span><text:span text:style-name="T7"> da Universidade de Lisboa</text:span><text:span text:style-name="T13">, em </text:span><text:span text:style-name="T15"><text:text-input text:description="${lang.pt(dates.extendedDate(localizedDate.nowDate()))}">${lang.pt(dates.extendedDate(localizedDate.nowDate()))}</text:text-input></text:span><text:span text:style-name="T15"><text:text-input text:description="${lang.pt(dates.extendedDate(localizedDate.nowDate()))}"/></text:span><text:span text:style-name="T10">.</text:span></text:p>
      <text:p text:style-name="P11"/>
      <text:p text:style-name="P16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5"><text:text-input text:description="[#if hasPricetag]">[#if hasPricetag]</text:text-input></text:p>
            <text:p text:style-name="P18"><text:span text:style-name="T12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5.B1" office:value-type="string">
            <text:p text:style-name="P13"><text:span text:style-name="T11">A</text:span><text:span text:style-name="T10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5T19:01:20.773664517</dc:date>
    <meta:editing-duration>PT1H5M13S</meta:editing-duration>
    <meta:editing-cycles>29</meta:editing-cycles>
    <meta:generator>LibreOffice/4.2.8.2$Linux_X86_64 LibreOffice_project/420m0$Build-2</meta:generator>
    <meta:document-statistic meta:table-count="2" meta:image-count="2" meta:object-count="0" meta:page-count="1" meta:paragraph-count="14" meta:word-count="254" meta:character-count="1926" meta:non-whitespace-character-count="1786"/>
  </office:meta>
</office:document-meta>
</file>